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00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" style:family="table-cell" style:parent-style-name="Default" style:data-style-name="N0"/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00" fo:padding="0.071cm"/>
    </style:style>
    <style:style style:name="ce14" style:family="table-cell" style:parent-style-name="Default">
      <style:table-cell-properties fo:background-color="#ff00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00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ff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Calibr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 table:number-rows-repeated="2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Заголовок титульного листа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<text:span text:style-name="T1"><text:a xlink:href="mailto:~%7B@name" xlink:type="simple">~{@name}</text:a></text:span></text:p>
          </table:table-cell>
          <table:table-cell table:style-name="ce8" office:value-type="string" calcext:value-type="string">
            <text:p><text:span text:style-name="T1"><text:a xlink:href="mailto:~%7B@value" xlink:type="simple">~{@value}</text:a>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pan text:style-name="T2"><text:a xlink:href="mailto:~%7B@name" xlink:type="simple">~{@name}</text:a></text:span></text:p>
          </table:table-cell>
          <table:table-cell table:style-name="ce9" office:value-type="string" calcext:value-type="string">
            <text:p><text:span text:style-name="T2"><text:a xlink:href="mailto:~%7B@value" xlink:type="simple">~{@value}</text:a></text:span>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<text:span text:style-name="T3"><text:a xlink:href="mailto:~%7B@name" xlink:type="simple">~{@name}</text:a></text:span></text:p>
          </table:table-cell>
          <table:table-cell table:style-name="ce12" office:value-type="string" calcext:value-type="string">
            <text:p><text:span text:style-name="T3"><text:a xlink:href="mailto:~%7B@value" xlink:type="simple">~{@value}</text:a></text:span></text:p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2">
        <table:table-column table:style-name="co3" table:default-cell-style-name="ce13"/>
        <table:table-column table:style-name="co3" table:default-cell-style-name="ce15"/>
        <table:table-row table:style-name="ro1">
          <table:table-cell/>
          <table:table-cell office:value-type="string" calcext:value-type="string">
            <text:p><text:span text:style-name="T4"><text:a xlink:href="mailto:~%7B@name" xlink:type="simple">~{@name}</text:a></text:span></text:p>
          </table:table-cell>
        </table:table-row>
        <table:table-row table:style-name="ro1">
          <table:table-cell table:style-name="ce14" office:value-type="string" calcext:value-type="string">
            <text:p><text:span text:style-name="T4"><text:a xlink:href="mailto:~%7B@name" xlink:type="simple">~{@name}</text:a></text:span></text:p>
          </table:table-cell>
          <table:table-cell table:style-name="ce16" office:value-type="string" calcext:value-type="string">
            <text:p><text:span text:style-name="T5"><text:a xlink:href="mailto:~%7B@value" xlink:type="simple">~{@value}</text:a></text:span></text:p>
          </table:table-cell>
        </table:table-row>
      </table:table>
      <table:table table:name="Лист3" table:style-name="ta2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rial" fo:font-family="Arial" style:font-family-generic="swiss" style:font-pitch="variable" fo:font-size="11pt" style:font-name-asian="Calibri" style:font-family-asian="Calibri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Лист1" style:display-name="PageStyle_Лист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Nikita</meta:initial-creator>
    <meta:creation-date>2021-03-20T13:51:52Z</meta:creation-date>
    <dc:date>2021-04-23T18:39:01.952000000</dc:date>
    <meta:editing-duration>PT1M5S</meta:editing-duration>
    <meta:editing-cycles>2</meta:editing-cycles>
    <meta:document-statistic meta:table-count="3" meta:cell-count="10" meta:object-count="0"/>
  </office:meta>
</office:document-meta>
</file>